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text:display="no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1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1" style:master-page-name="Standard">
      <style:paragraph-properties style:page-number="auto"/>
    </style:style>
    <style:style style:name="P22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8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9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officeooo:rsid="001aa533"/>
    </style:style>
    <style:style style:name="T12" style:family="text">
      <style:text-properties officeooo:rsid="001df5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/>
            <text:p text:style-name="P3">2016/05/23 – MONTAG</text:p>
            <text:p text:style-name="P3"/>
          </table:table-cell>
          <table:table-cell table:style-name="Table6.A2" office:value-type="string">
            <text:p text:style-name="P12"/>
            <text:p text:style-name="P11"><text:span text:style-name="T5">AZUBIRUNDE: </text:span><text:span text:style-name="T8">Neue Aufgaben wurden verteilt.</text:span></text:p>
            <text:p text:style-name="P12">Über Auslandspraktikum geredet.</text:p>
            <text:p text:style-name="P12">Für anstehende Klausuren gelernt.</text:p>
            <text:p text:style-name="P12"/>
          </table:table-cell>
          <table:table-cell table:style-name="Table6.A2" office:value-type="string">
            <text:p text:style-name="P25">0730 – 1620</text:p>
          </table:table-cell>
          <table:table-cell table:style-name="Table6.D2" office:value-type="string">
            <text:p text:style-name="P25">/</text:p>
          </table:table-cell>
        </table:table-row>
        <table:table-row table:style-name="Table6.3">
          <table:table-cell table:style-name="Table6.A2" office:value-type="string">
            <text:p text:style-name="P3">2016/05/24 – DIENSTAG</text:p>
          </table:table-cell>
          <table:table-cell table:style-name="Table6.B3" office:value-type="string">
            <text:p text:style-name="P7"/>
            <text:p text:style-name="P7">Weiterhin für Klausuren</text:p>
            <text:p text:style-name="P7">gelernt.</text:p>
            <text:p text:style-name="P7">Früher gegangen, aufgrund von Unwohlbefinden.</text:p>
            <text:p text:style-name="P5"/>
          </table:table-cell>
          <table:table-cell table:style-name="Table6.A2" office:value-type="string">
            <text:p text:style-name="P1"><text:span text:style-name="T7">0700 </text:span><text:bookmark-start text:name="__DdeLink__493_1971758200"/><text:span text:style-name="T7">–</text:span><text:bookmark-end text:name="__DdeLink__493_1971758200"/><text:span text:style-name="T7"> 1100</text:span></text:p>
          </table:table-cell>
          <table:table-cell table:style-name="Table6.D2" office:value-type="string">
            <text:p text:style-name="P25">HZB</text:p>
          </table:table-cell>
        </table:table-row>
        <table:table-row table:style-name="Table6.4">
          <table:table-cell table:style-name="Table6.A2" office:value-type="string">
            <text:p text:style-name="P3">2016/05/25 – MITTWOCH</text:p>
          </table:table-cell>
          <table:table-cell table:style-name="Table6.B4" office:value-type="string">
            <text:p text:style-name="P7"/>
            <text:p text:style-name="P7">Weiterhin für Klausuren gelernt, vor allem CompTIA.</text:p>
            <text:p text:style-name="P7">Projektideen gesammelt, bezüglich Berichtsheftserver.</text:p>
            <text:p text:style-name="P7"/>
          </table:table-cell>
          <table:table-cell table:style-name="Table6.A2" office:value-type="string">
            <text:p text:style-name="P25">0700 – 1700</text:p>
          </table:table-cell>
          <table:table-cell table:style-name="Table6.D2" office:value-type="string">
            <text:p text:style-name="P25">HZB</text:p>
          </table:table-cell>
        </table:table-row>
        <table:table-row table:style-name="Table6.5">
          <table:table-cell table:style-name="Table6.A2" office:value-type="string">
            <text:p text:style-name="P3">2016/05/26 – DONNERSTAG</text:p>
          </table:table-cell>
          <table:table-cell table:style-name="Table6.B5" office:value-type="string">
            <text:p text:style-name="P6"/>
            <text:p text:style-name="P16">Weiterhin für Klausuren</text:p>
            <text:p text:style-name="P16">gelernt.</text:p>
            <text:p text:style-name="P10"/>
          </table:table-cell>
          <table:table-cell table:style-name="Table6.A2" office:value-type="string">
            <text:p text:style-name="P25">0700 – 1530</text:p>
          </table:table-cell>
          <table:table-cell table:style-name="Table6.D2" office:value-type="string">
            <text:p text:style-name="P25">HZB</text:p>
          </table:table-cell>
        </table:table-row>
        <table:table-row table:style-name="Table6.6">
          <table:table-cell table:style-name="Table6.A2" office:value-type="string">
            <text:p text:style-name="P3">2016/05/27 – FREITAG</text:p>
          </table:table-cell>
          <table:table-cell table:style-name="Table6.B6" office:value-type="string">
            <text:p text:style-name="P9"/>
            <text:p text:style-name="P9">Weiterhin für Klausuren gelernt.</text:p>
            <text:p text:style-name="P9"/>
          </table:table-cell>
          <table:table-cell table:style-name="Table6.A2" office:value-type="string">
            <text:p text:style-name="P25">0700 – 1500</text:p>
          </table:table-cell>
          <table:table-cell table:style-name="Table6.D2" office:value-type="string">
            <text:p text:style-name="P25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5</text:span><text:span text:style-name="MT2">/</text:span><text:span text:style-name="MT4">23</text:span><text:span text:style-name="MT2"> – 2016/0</text:span><text:span text:style-name="MT3">5</text:span><text:span text:style-name="MT2">/</text:span><text:span text:style-name="MT3">2</text:span><text:span text:style-name="MT4">7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3">2</text:span><text:span text:style-name="MT4">1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38:36.322799621</dc:date>
    <meta:editing-cycles>13</meta:editing-cycles>
    <dc:title>Header Schule</dc:title>
    <meta:editing-duration>PT41M15S</meta:editing-duration>
    <meta:generator>LibreOffice/5.1.4.2$Linux_X86_64 LibreOffice_project/10m0$Build-2</meta:generator>
    <meta:document-statistic meta:table-count="6" meta:image-count="0" meta:object-count="0" meta:page-count="1" meta:paragraph-count="38" meta:word-count="87" meta:character-count="732" meta:non-whitespace-character-count="672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